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Text_20_body" style:list-style-name="L3">
      <style:paragraph-properties fo:margin-top="0in" fo:margin-bottom="0in"/>
    </style:style>
    <style:style style:name="P51" style:family="paragraph" style:parent-style-name="Text_20_body" style:list-style-name="L4">
      <style:paragraph-properties fo:margin-top="0in" fo:margin-bottom="0in"/>
    </style:style>
    <style:style style:name="P52" style:family="paragraph" style:parent-style-name="Text_20_body" style:list-style-name="L5">
      <style:paragraph-properties fo:margin-top="0in" fo:margin-bottom="0in"/>
    </style:style>
    <style:style style:name="P53" style:family="paragraph" style:parent-style-name="Text_20_body" style:list-style-name="L6">
      <style:paragraph-properties fo:margin-top="0in" fo:margin-bottom="0in"/>
    </style:style>
    <style:style style:name="P54" style:family="paragraph" style:parent-style-name="Text_20_body" style:list-style-name="L7">
      <style:paragraph-properties fo:margin-top="0in" fo:margin-bottom="0in"/>
    </style:style>
    <style:style style:name="P55" style:family="paragraph" style:parent-style-name="Text_20_body" style:list-style-name="L8">
      <style:paragraph-properties fo:margin-top="0in" fo:margin-bottom="0in"/>
    </style:style>
    <style:style style:name="P56" style:family="paragraph" style:parent-style-name="Text_20_body" style:list-style-name="L9">
      <style:paragraph-properties fo:margin-top="0in" fo:margin-bottom="0in"/>
    </style:style>
    <style:style style:name="P57" style:family="paragraph" style:parent-style-name="Text_20_body" style:list-style-name="L10">
      <style:paragraph-properties fo:margin-top="0in" fo:margin-bottom="0in"/>
    </style:style>
  </office:automatic-styles>
  <office:body>
    <office:text>
      <text:h text:style-name="Heading_20_1" text:outline-level="1">Cerberus</text:h>
      <text:h text:style-name="Heading_20_2" text:outline-level="2">Overview</text:h>
      <text:p text:style-name="First_20_paragraph">Cerberus is a maintainable Python 3 monitor for Debian servers that inspects nginx vhosts, detects the application stack behind each vhost, runs stack-specific security audits when possible, correlates detected versions with a local SQLite advisory cache, and sends email alerts only for new or materially changed findings.</text:p>
      <text:p text:style-name="Text_20_body">This export document is intended for editable office formats such as DOCX. It is derived from the repository README and extended with architecture diagrams.</text:p>
      <text:h text:style-name="Heading_20_2" text:outline-level="2">Architecture Summary</text:h>
      <text:list text:style-name="L1">
        <text:list-item>
          <text:p text:style-name="P1">nginx_parser reads <text:span text:style-name="Source_Text">/etc/nginx/sites-enabled</text:span>, resolves useful includes, and extracts server names, roots, and upstream hints.</text:p>
        </text:list-item>
        <text:list-item>
          <text:p text:style-name="P1">stack_detection applies explicit heuristics based on files and upstream names.</text:p>
        </text:list-item>
        <text:list-item>
          <text:p text:style-name="P1">collectors reads package manifests, lockfiles, local virtualenvs, and service version markers.</text:p>
        </text:list-item>
        <text:list-item>
          <text:p text:style-name="P1">audits runs optional ecosystem-native tools such as <text:span text:style-name="Source_Text">npm audit</text:span>, <text:span text:style-name="Source_Text">composer audit</text:span>, and <text:span text:style-name="Source_Text">pip-audit</text:span>.</text:p>
        </text:list-item>
        <text:list-item>
          <text:p text:style-name="P1">cve_db maintains a local SQLite advisory cache fed by targeted OSV queries.</text:p>
        </text:list-item>
        <text:list-item>
          <text:p text:style-name="P1">state_store prevents alert spam by tracking previously sent findings and repeated failures.</text:p>
        </text:list-item>
        <text:list-item>
          <text:p text:style-name="P1">notify delivers alerts through local sendmail, plain SMTP, STARTTLS SMTP, or authenticated SMTPS/SMTP.</text:p>
        </text:list-item>
        <text:list-item>
          <text:p text:style-name="P1">scanner orchestrates the full scan cycle.</text:p>
        </text:list-item>
      </text:list>
      <text:h text:style-name="Heading_20_2" text:outline-level="2">Runtime Flow</text:h>
      <text:list text:style-name="L2">
        <text:list-item>
          <text:p text:style-name="P2">A systemd timer starts the oneshot service.</text:p>
        </text:list-item>
        <text:list-item>
          <text:p text:style-name="P2">The CLI loads the configuration and initializes logging.</text:p>
        </text:list-item>
        <text:list-item>
          <text:p text:style-name="P2">Cerberus parses nginx vhost files.</text:p>
        </text:list-item>
        <text:list-item>
          <text:p text:style-name="P2">Cerberus detects candidate stacks per vhost.</text:p>
        </text:list-item>
        <text:list-item>
          <text:p text:style-name="P2">Cerberus collects dependency versions.</text:p>
        </text:list-item>
        <text:list-item>
          <text:p text:style-name="P2">Cerberus correlates versions with the local CVE cache and optional external audit tools.</text:p>
        </text:list-item>
        <text:list-item>
          <text:p text:style-name="P2">Cerberus deduplicates notifications.</text:p>
        </text:list-item>
        <text:list-item>
          <text:p text:style-name="P2">Cerberus sends one digest or individual alerts according to configuration.</text:p>
        </text:list-item>
      </text:list>
      <text:h text:style-name="Heading_20_2" text:outline-level="2">Sequence Diagram</text:h>
      <text:p text:style-name="First_20_paragraph">See the repository version in <text:span text:style-name="Source_Text">docs/DIAGRAMS.md</text:span>.</text:p>
      <text:p text:style-name="P3">sequenceDiagram</text:p>
      <text:p text:style-name="P4"><text:s text:c="4"/>autonumber</text:p>
      <text:p text:style-name="P5"><text:s text:c="4"/>participant T as systemd timer</text:p>
      <text:p text:style-name="P6"><text:s text:c="4"/>participant S as vhost-cve-monitor.service</text:p>
      <text:p text:style-name="P7"><text:s text:c="4"/>participant C as CLI</text:p>
      <text:p text:style-name="P8"><text:s text:c="4"/>participant SC as CerberusScanner</text:p>
      <text:p text:style-name="P9"><text:s text:c="4"/>participant N as nginx_parser</text:p>
      <text:p text:style-name="P10"><text:s text:c="4"/>participant D as stack_detection</text:p>
      <text:p text:style-name="P11"><text:s text:c="4"/>participant A as audits/collectors</text:p>
      <text:p text:style-name="P12"><text:s text:c="4"/>participant DB as SQLite cache/state</text:p>
      <text:p text:style-name="P13"><text:s text:c="4"/>participant M as Mailer/Postfix</text:p>
      <text:p text:style-name="P14"/>
      <text:p text:style-name="P15"><text:s text:c="4"/>T-&gt;&gt;S: trigger oneshot service</text:p>
      <text:p text:style-name="P16"><text:s text:c="4"/>S-&gt;&gt;C: exec vhost-cve-monitor scan-once</text:p>
      <text:p text:style-name="P17"><text:s text:c="4"/>C-&gt;&gt;SC: load config and start scan</text:p>
      <text:p text:style-name="P18"><text:s text:c="4"/>SC-&gt;&gt;N: parse /etc/nginx/sites-enabled</text:p>
      <text:p text:style-name="P19"><text:s text:c="4"/>N--&gt;&gt;SC: VhostConfig[]</text:p>
      <text:p text:style-name="P20"><text:s text:c="4"/>loop for each vhost</text:p>
      <text:p text:style-name="P21"><text:s text:c="8"/>SC-&gt;&gt;D: detect stacks and roots</text:p>
      <text:p text:style-name="P22"><text:s text:c="8"/>D--&gt;&gt;SC: StackMatch[]</text:p>
      <text:p text:style-name="P23"><text:s text:c="8"/>loop for each stack</text:p>
      <text:p text:style-name="P24"><text:s text:c="12"/>SC-&gt;&gt;A: collect dependencies</text:p>
      <text:p text:style-name="P25"><text:s text:c="12"/>A-&gt;&gt;DB: lookup cached advisories / refresh if needed</text:p>
      <text:p text:style-name="P26"><text:s text:c="12"/>DB--&gt;&gt;A: Vulnerability[]</text:p>
      <text:p text:style-name="P27"><text:s text:c="12"/>A--&gt;&gt;SC: StackScanResult</text:p>
      <text:p text:style-name="P28"><text:s text:c="8"/>end</text:p>
      <text:p text:style-name="P29"><text:s text:c="8"/>SC-&gt;&gt;DB: deduplicate alerts / track failures</text:p>
      <text:p text:style-name="P30"><text:s text:c="4"/>end</text:p>
      <text:p text:style-name="P31"><text:s text:c="4"/>SC-&gt;&gt;M: send notifications</text:p>
      <text:h text:style-name="Heading_20_2" text:outline-level="2">Functional Diagram</text:h>
      <text:p text:style-name="First_20_paragraph">See the repository version in <text:span text:style-name="Source_Text">docs/DIAGRAMS.md</text:span>.</text:p>
      <text:p text:style-name="P32">flowchart TD</text:p>
      <text:p text:style-name="P33"><text:s text:c="4"/>A[nginx vhost files] --&gt; B[nginx_parser]</text:p>
      <text:p text:style-name="P34"><text:s text:c="4"/>B --&gt; C[VhostConfig model]</text:p>
      <text:p text:style-name="P35"><text:s text:c="4"/>C --&gt; D[stack_detection]</text:p>
      <text:p text:style-name="P36"><text:s text:c="4"/>D --&gt; E[Stack matches]</text:p>
      <text:p text:style-name="P37"><text:s text:c="4"/>E --&gt; F[collectors]</text:p>
      <text:p text:style-name="P38"><text:s text:c="4"/>F --&gt; G[Dependency inventory]</text:p>
      <text:p text:style-name="P39"><text:s text:c="4"/>G --&gt; H[audits]</text:p>
      <text:p text:style-name="P40"><text:s text:c="4"/>H --&gt; I[Runtime audit findings]</text:p>
      <text:p text:style-name="P41"><text:s text:c="4"/>G --&gt; J[CVEDatabase]</text:p>
      <text:p text:style-name="P42"><text:s text:c="4"/>J --&gt; K[Local SQLite advisory cache]</text:p>
      <text:p text:style-name="P43"><text:s text:c="4"/>K --&gt; L[Correlated vulnerabilities]</text:p>
      <text:p text:style-name="P44"><text:s text:c="4"/>I --&gt; M[Scanner aggregation]</text:p>
      <text:p text:style-name="P45"><text:s text:c="4"/>L --&gt; M</text:p>
      <text:p text:style-name="P46"><text:s text:c="4"/>M --&gt; N[StateStore deduplication]</text:p>
      <text:p text:style-name="P47"><text:s text:c="4"/>N --&gt; O[NotificationEvent]</text:p>
      <text:p text:style-name="P48"><text:s text:c="4"/>O --&gt; P[Mailer]</text:p>
      <text:p text:style-name="P49"><text:s text:c="4"/>P --&gt; Q[sendmail / Postfix / SMTP]</text:p>
      <text:h text:style-name="Heading_20_2" text:outline-level="2">Deployment Model</text:h>
      <text:list text:style-name="L3">
        <text:list-item>
          <text:p text:style-name="P50">Recommended scheduler: systemd timers</text:p>
        </text:list-item>
        <text:list-item>
          <text:p text:style-name="P50">Scan service: <text:span text:style-name="Source_Text">vhost-cve-monitor.service</text:span></text:p>
        </text:list-item>
        <text:list-item>
          <text:p text:style-name="P50">Scan timer: <text:span text:style-name="Source_Text">vhost-cve-monitor.timer</text:span></text:p>
        </text:list-item>
        <text:list-item>
          <text:p text:style-name="P50">CVE refresh service: <text:span text:style-name="Source_Text">vhost-cve-monitor-cve-sync.service</text:span></text:p>
        </text:list-item>
        <text:list-item>
          <text:p text:style-name="P50">CVE refresh timer: <text:span text:style-name="Source_Text">vhost-cve-monitor-cve-sync.timer</text:span></text:p>
        </text:list-item>
      </text:list>
      <text:h text:style-name="Heading_20_2" text:outline-level="2">Configuration Split</text:h>
      <text:list text:style-name="L4">
        <text:list-item>
          <text:p text:style-name="P51">Repository default example: <text:span text:style-name="Source_Text">packaging/examples/config.yml</text:span></text:p>
        </text:list-item>
        <text:list-item>
          <text:p text:style-name="P51">Local machine configuration: <text:span text:style-name="Source_Text">/etc/vhost-cve-monitor/config.yml</text:span></text:p>
        </text:list-item>
      </text:list>
      <text:p text:style-name="First_20_paragraph">The repository file is generic and safe to publish. The <text:span text:style-name="Source_Text">/etc</text:span> file contains deployment-specific recipients, sender domains, and tuning values.</text:p>
      <text:h text:style-name="Heading_20_2" text:outline-level="2">Mail Policy</text:h>
      <text:list text:style-name="L5">
        <text:list-item>
          <text:p text:style-name="P52">Alerts can be sent individually or grouped.</text:p>
        </text:list-item>
        <text:list-item>
          <text:p text:style-name="P52">Current recommended mode: one digest per scan.</text:p>
        </text:list-item>
        <text:list-item>
          <text:p text:style-name="P52">Messages are handed off to local sendmail/Postfix or to a configured SMTP relay.</text:p>
        </text:list-item>
        <text:list-item>
          <text:p text:style-name="P52">SMTP mode supports both STARTTLS and implicit TLS, with optional authentication credentials.</text:p>
        </text:list-item>
        <text:list-item>
          <text:p text:style-name="P52">Prefer <text:span text:style-name="Source_Text">smtp_password_env</text:span> over <text:span text:style-name="Source_Text">smtp_password</text:span> when storing relay credentials outside the YAML file.</text:p>
        </text:list-item>
        <text:list-item>
          <text:p text:style-name="P52">Delivery success to the final recipient depends on DNS authentication and remote provider policy.</text:p>
        </text:list-item>
        <text:list-item>
          <text:p text:style-name="P52">Digest subjects are intentionally short and operational, keeping only product, highest severity, host scope, and alert count.</text:p>
        </text:list-item>
        <text:list-item>
          <text:p text:style-name="P52">Alerts and digests show fixed versions when upstream advisory data provides them.</text:p>
        </text:list-item>
        <text:list-item>
          <text:p text:style-name="P52">Recommendations are stack-aware and depend on ecosystem, package manager context, and whether a fixed version is known.</text:p>
        </text:list-item>
        <text:list-item>
          <text:p text:style-name="P52"><text:span text:style-name="Source_Text">test-mail</text:span> can simulate explicit severities, categories, and stack-specific vulnerability samples.</text:p>
        </text:list-item>
        <text:list-item>
          <text:p text:style-name="P52">Supported severities: <text:span text:style-name="Source_Text">CRITICAL</text:span>, <text:span text:style-name="Source_Text">HIGH</text:span>, <text:span text:style-name="Source_Text">MEDIUM</text:span>, <text:span text:style-name="Source_Text">WARNING</text:span>, <text:span text:style-name="Source_Text">LOW</text:span>, <text:span text:style-name="Source_Text">INFO</text:span>, <text:span text:style-name="Source_Text">UNKNOWN</text:span></text:p>
        </text:list-item>
        <text:list-item>
          <text:p text:style-name="P52">Supported categories: <text:span text:style-name="Source_Text">test</text:span>, <text:span text:style-name="Source_Text">vulnerability</text:span>, <text:span text:style-name="Source_Text">scan-failure</text:span>, <text:span text:style-name="Source_Text">internal-error</text:span>, <text:span text:style-name="Source_Text">digest</text:span></text:p>
        </text:list-item>
        <text:list-item>
          <text:p text:style-name="P52">Example commands:</text:p>
          <text:list text:style-name="L6">
            <text:list-item>
              <text:p text:style-name="P53"><text:span text:style-name="Source_Text">vhost-cve-monitor --config /etc/vhost-cve-monitor/config.yml test-mail --severity HIGH</text:span></text:p>
            </text:list-item>
            <text:list-item>
              <text:p text:style-name="P53"><text:span text:style-name="Source_Text">vhost-cve-monitor --config /etc/vhost-cve-monitor/config.yml test-mail --severity CRITICAL --category vulnerability</text:span></text:p>
            </text:list-item>
            <text:list-item>
              <text:p text:style-name="P53"><text:span text:style-name="Source_Text">vhost-cve-monitor --config /etc/vhost-cve-monitor/config.yml test-mail --severity WARNING --category scan-failure</text:span></text:p>
            </text:list-item>
            <text:list-item>
              <text:p text:style-name="P53"><text:span text:style-name="Source_Text">vhost-cve-monitor --config /etc/vhost-cve-monitor/config.yml test-mail --severity HIGH --category internal-error</text:span></text:p>
            </text:list-item>
            <text:list-item>
              <text:p text:style-name="P53"><text:span text:style-name="Source_Text">vhost-cve-monitor --config /etc/vhost-cve-monitor/config.yml test-mail --severity MEDIUM --category digest</text:span></text:p>
            </text:list-item>
            <text:list-item>
              <text:p text:style-name="P53"><text:span text:style-name="Source_Text">vhost-cve-monitor --config /etc/vhost-cve-monitor/config.yml test-mail --category vulnerability --stack nodejs --package lodash --installed-version 4.17.23 --fixed-version "&gt;= 4.17.24" --advisory-id GHSA-35jh-r3h4-6jhm</text:span></text:p>
            </text:list-item>
          </text:list>
        </text:list-item>
        <text:list-item>
          <text:p text:style-name="P52">Unhandled Cerberus execution failures generate a direct <text:span text:style-name="Source_Text">internal-error</text:span> mail with a GitHub bug-report hint and are not wrapped into digest mode.</text:p>
        </text:list-item>
        <text:list-item>
          <text:p text:style-name="P52">Live validation note:</text:p>
          <text:list text:style-name="L7">
            <text:list-item>
              <text:p text:style-name="P54"><text:span text:style-name="Source_Text">zap.one</text:span> and <text:span text:style-name="Source_Text">zapandrok.com</text:span> both reached a clean <text:span text:style-name="Source_Text">mail-tester</text:span> score after SPF, DKIM, and DMARC were aligned</text:p>
            </text:list-item>
          </text:list>
        </text:list-item>
      </text:list>
      <text:h text:style-name="Heading_20_2" text:outline-level="2">Upgrade Existing Installations</text:h>
      <text:p text:style-name="First_20_paragraph">If Cerberus is already installed on a machine:</text:p>
      <text:list text:style-name="L8">
        <text:list-item>
          <text:p text:style-name="P55">update the package from the repository root with <text:span text:style-name="Source_Text">python3 -m pip install .</text:span></text:p>
        </text:list-item>
        <text:list-item>
          <text:p text:style-name="P55">run <text:span text:style-name="Source_Text">systemctl daemon-reload</text:span> after changing packaged unit files</text:p>
        </text:list-item>
        <text:list-item>
          <text:p text:style-name="P55">use <text:span text:style-name="Source_Text">systemctl enable --now ...timer</text:span> to ensure timers are enabled</text:p>
        </text:list-item>
        <text:list-item>
          <text:p text:style-name="P55">if timers were already active, <text:span text:style-name="Source_Text">daemon-reload</text:span> is usually enough unless the unit files changed structurally</text:p>
        </text:list-item>
        <text:list-item>
          <text:p text:style-name="P55">restart the associated <text:span text:style-name="Source_Text">.service</text:span> unit, not the <text:span text:style-name="Source_Text">.timer</text:span>, when you want to trigger an immediate run</text:p>
        </text:list-item>
        <text:list-item>
          <text:p text:style-name="P55">reload <text:span text:style-name="Source_Text">opendkim</text:span> and <text:span text:style-name="Source_Text">postfix</text:span> if mail authentication or local MTA integration changed</text:p>
        </text:list-item>
      </text:list>
      <text:h text:style-name="Heading_20_2" text:outline-level="2">Known Limits</text:h>
      <text:list text:style-name="L9">
        <text:list-item>
          <text:p text:style-name="P56">nginx parsing is intentionally pragmatic, not a full nginx interpreter.</text:p>
        </text:list-item>
        <text:list-item>
          <text:p text:style-name="P56">Python dependency resolution is strongest when requirements are pinned or a local virtualenv exists.</text:p>
        </text:list-item>
        <text:list-item>
          <text:p text:style-name="P56">Advisory quality depends on upstream OSV coverage and runtime audit tool availability.</text:p>
        </text:list-item>
        <text:list-item>
          <text:p text:style-name="P56">Legacy or proxied deployments can still require stricter vhost-to-backend correlation logic.</text:p>
        </text:list-item>
        <text:list-item>
          <text:p text:style-name="P56">Fixed-version accuracy depends on upstream advisory metadata. Some ecosystems expose only affected ranges, and Cerberus keeps that distinction explicit.</text:p>
        </text:list-item>
      </text:list>
      <text:h text:style-name="Heading_20_2" text:outline-level="2">Repository References</text:h>
      <text:list text:style-name="L10">
        <text:list-item>
          <text:p text:style-name="P57">Internal code walkthrough: <text:span text:style-name="Source_Text">docs/CODE_BREAKDOWN.md</text:span></text:p>
        </text:list-item>
        <text:list-item>
          <text:p text:style-name="P57">Diagrams: <text:span text:style-name="Source_Text">docs/DIAGRAMS.md</text:span></text:p>
        </text:list-item>
        <text:list-item>
          <text:p text:style-name="P57">Main repository README: <text:span text:style-name="Source_Text">README.m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